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167in" fo:margin-left="0.0146in" table:align="left"/>
    </style:style>
    <style:style style:name="Table1.A" style:family="table-column">
      <style:table-column-properties style:column-width="2.3021in"/>
    </style:style>
    <style:style style:name="Table1.C" style:family="table-column">
      <style:table-column-properties style:column-width="2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text-properties fo:font-size="13.5pt" style:font-size-asian="11.8000001907349pt" style:font-size-complex="13.5pt"/>
    </style:style>
    <style:style style:name="P3" style:family="paragraph" style:parent-style-name="Standard">
      <style:text-properties fo:font-size="13.5pt" officeooo:paragraph-rsid="001c2cff" style:font-size-asian="11.8000001907349pt" style:font-size-complex="13.5pt"/>
    </style:style>
    <style:style style:name="P4" style:family="paragraph" style:parent-style-name="Standard">
      <style:text-properties fo:font-size="13.5pt" officeooo:rsid="001c2cff" officeooo:paragraph-rsid="001c2cff" style:font-size-asian="11.8000001907349pt" style:font-size-complex="13.5pt"/>
    </style:style>
    <style:style style:name="P5" style:family="paragraph" style:parent-style-name="Standard">
      <style:text-properties fo:font-size="13.5pt" fo:font-weight="bold" style:font-size-asian="11.8000001907349pt" style:font-weight-asian="bold" style:font-size-complex="13.5pt" style:font-weight-complex="bold"/>
    </style:style>
    <style:style style:name="T1" style:family="text">
      <style:text-properties fo:font-size="13.5pt" style:font-size-asian="11.8000001907349pt" style:font-size-complex="13.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2cff" style:font-weight-asian="bold" style:font-weight-complex="bold"/>
    </style:style>
    <style:style style:name="T4" style:family="text">
      <style:text-properties officeooo:rsid="001c2cff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9"/><text:span text:style-name="T4">(</text:span><text:span text:style-name="T1">FINE ARTS AND CRAFTS)</text:span></text:p>
      <text:p text:style-name="P2"><text:s text:c="60"/>Kavyasri</text:p>
      <text:p text:style-name="P2"/>
      <text:p text:style-name="P5">INTRODUCTION:</text:p>
      <text:p text:style-name="P2">My passion project is a platform for the people who are interested in Arts and Crafts. FAC is a perfect platform to showcase your artistic capabilities and also learn a lot of new things at the same time.</text:p>
      <text:p text:style-name="P3"/>
      <text:p text:style-name="P3"><text:span text:style-name="T2">OVERVIEW:</text:span></text:p>
      <text:p text:style-name="P3">By this platform,people <text:s/>can learn many things which are useful in doing SELF EMPLOYMENT and SMALL INVESTMENT.</text:p>
      <text:p text:style-name="P5"/>
      <text:p text:style-name="P5">USERS:</text:p>
      <text:p text:style-name="P2">People who are interested in FAC can register and access into the platform.</text:p>
      <text:p text:style-name="P5"/>
      <text:p text:style-name="P3"><text:span text:style-name="T2">FUNCTIONALITY:</text:span></text:p>
      <text:p text:style-name="P3"><text:span text:style-name="T2">→</text:span><text:span text:style-name="T3"> </text:span>Every person can access this platform by register/login.</text:p>
      <text:p text:style-name="P3">→<text:span text:style-name="T4"> </text:span>Every week different types of paintings will be displayed and crafts will play a important role. Here you will find pictures and step by step instructions which will give spark of your imagination.</text:p>
      <text:p text:style-name="P5"/>
      <text:p text:style-name="P5">REQUIREMENTS:</text:p>
      <text:p text:style-name="P3">1)Front end-HTML,CSS,JAVA SCRIPT</text:p>
      <text:p text:style-name="P3">2)Back end- PHP,JAVA,MACHINE LEARNING</text:p>
      <text:p text:style-name="P3">3)Data access-<text:span text:style-name="T4">MySql.</text:span></text:p>
      <text:p text:style-name="P3"/>
      <text:p text:style-name="P5">DEVELOPMENT RESPONSIBILITY:</text:p>
      <text:p text:style-name="P2">Sole responsibility development is mine.</text:p>
      <text:p text:style-name="P5"/>
      <text:p text:style-name="P5">GOALS:</text:p>
      <text:p text:style-name="P2">The main aim is to develop the people who are jobless can make <text:s/>a small investment.</text:p>
      <text:p text:style-name="P5"/>
      <text:p text:style-name="P5">DELIVERABLES: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Table_20_Contents"><text:s text:c="8"/><text:span text:style-name="T2">Milestones</text:span></text:p>
          </table:table-cell>
          <table:table-cell table:style-name="Table1.A1" office:value-type="string">
            <text:p text:style-name="Table_20_Contents"><text:s text:c="6"/><text:span text:style-name="T2"><text:s/>Due date</text:span></text:p>
          </table:table-cell>
          <table:table-cell table:style-name="Table1.C1" office:value-type="string">
            <text:p text:style-name="Table_20_Contents"><text:s text:c="12"/><text:span text:style-name="T2"><text:s/>Release</text:span>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First Phase</text:p>
          </table:table-cell>
          <table:table-cell table:style-name="Table1.A2" office:value-type="string">
            <text:p text:style-name="Table_20_Contents">30/10/2015</text:p>
          </table:table-cell>
          <table:table-cell table:style-name="Table1.C2" office:value-type="string">
            <text:p text:style-name="Table_20_Contents">Pre- beta</text:p>
          </table:table-cell>
        </table:table-row>
        <table:table-row>
          <table:table-cell table:style-name="Table1.A2" office:value-type="string">
            <text:p text:style-name="Table_20_Contents">Second Phase</text:p>
          </table:table-cell>
          <table:table-cell table:style-name="Table1.A2" office:value-type="string">
            <text:p text:style-name="Table_20_Contents">21/11/2015</text:p>
          </table:table-cell>
          <table:table-cell table:style-name="Table1.C2" office:value-type="string">
            <text:p text:style-name="Table_20_Contents">Beta</text:p>
          </table:table-cell>
        </table:table-row>
        <table:table-row>
          <table:table-cell table:style-name="Table1.A2" office:value-type="string">
            <text:p text:style-name="Table_20_Contents">Final phase</text:p>
          </table:table-cell>
          <table:table-cell table:style-name="Table1.A2" office:value-type="string">
            <text:p text:style-name="Table_20_Contents">11/12/2015</text:p>
          </table:table-cell>
          <table:table-cell table:style-name="Table1.C2" office:value-type="string">
            <text:p text:style-name="Table_20_Contents">Final</text:p>
            <text:p text:style-name="Table_20_Contents"/>
            <text:p text:style-name="Table_20_Contents"/>
          </table:table-cell>
        </table:table-row>
      </table:table>
      <text:p text:style-name="P2"/>
      <text:p text:style-name="P3"/>
      <text:p text:style-name="P3"/>
      <text:p text:style-name="P3"><text:soft-page-break/><text:span text:style-name="T2">RISK MANAGEMENTS:</text:span></text:p>
      <text:p text:style-name="P3">People who doesn't register to this platform are not allowed to learn about crafts and <text:s/>paintings.</text:p>
      <text:p text:style-name="P5"/>
      <text:p text:style-name="P5">SCHEDULING AND ESTIMATIONS: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"><text:s text:c="9"/>Milestones</text:p>
          </table:table-cell>
          <table:table-cell table:style-name="Table2.A1" office:value-type="string">
            <text:p text:style-name="P1"><text:s text:c="10"/>Due date</text:p>
          </table:table-cell>
          <table:table-cell table:style-name="Table2.A1" office:value-type="string">
            <text:p text:style-name="P1"><text:s text:c="11"/>Release</text:p>
          </table:table-cell>
          <table:table-cell table:style-name="Table2.D1" office:value-type="string">
            <text:p text:style-name="P1"><text:s text:c="9"/>Deliverables</text:p>
          </table:table-cell>
        </table:table-row>
        <table:table-row>
          <table:table-cell table:style-name="Table2.A2" office:value-type="string">
            <text:p text:style-name="Table_20_Contents">Documentation</text:p>
          </table:table-cell>
          <table:table-cell table:style-name="Table2.A2" office:value-type="string">
            <text:p text:style-name="Table_20_Contents">15/9/2015</text:p>
          </table:table-cell>
          <table:table-cell table:style-name="Table2.A2" office:value-type="string">
            <text:p text:style-name="Table_20_Contents">R1</text:p>
          </table:table-cell>
          <table:table-cell table:style-name="Table2.D2" office:value-type="string">
            <text:p text:style-name="Table_20_Contents">No</text:p>
          </table:table-cell>
        </table:table-row>
        <table:table-row>
          <table:table-cell table:style-name="Table2.A2" office:value-type="string">
            <text:p text:style-name="Table_20_Contents">Reading and understanding more files</text:p>
          </table:table-cell>
          <table:table-cell table:style-name="Table2.A2" office:value-type="string">
            <text:p text:style-name="Table_20_Contents">30/9/2015</text:p>
          </table:table-cell>
          <table:table-cell table:style-name="Table2.A2" office:value-type="string">
            <text:p text:style-name="Table_20_Contents">R1</text:p>
          </table:table-cell>
          <table:table-cell table:style-name="Table2.D2" office:value-type="string">
            <text:p text:style-name="Table_20_Contents">No</text:p>
          </table:table-cell>
        </table:table-row>
        <table:table-row>
          <table:table-cell table:style-name="Table2.A2" office:value-type="string">
            <text:p text:style-name="Table_20_Contents">First phase</text:p>
          </table:table-cell>
          <table:table-cell table:style-name="Table2.A2" office:value-type="string">
            <text:p text:style-name="Table_20_Contents">30/10/2015</text:p>
          </table:table-cell>
          <table:table-cell table:style-name="Table2.A2" office:value-type="string">
            <text:p text:style-name="Table_20_Contents">Pre beta</text:p>
          </table:table-cell>
          <table:table-cell table:style-name="Table2.D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Second phase</text:p>
          </table:table-cell>
          <table:table-cell table:style-name="Table2.A2" office:value-type="string">
            <text:p text:style-name="Table_20_Contents">21/11/2015</text:p>
          </table:table-cell>
          <table:table-cell table:style-name="Table2.A2" office:value-type="string">
            <text:p text:style-name="Table_20_Contents">Beta</text:p>
          </table:table-cell>
          <table:table-cell table:style-name="Table2.D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Final phase</text:p>
          </table:table-cell>
          <table:table-cell table:style-name="Table2.A2" office:value-type="string">
            <text:p text:style-name="Table_20_Contents">11/12/2015</text:p>
          </table:table-cell>
          <table:table-cell table:style-name="Table2.A2" office:value-type="string">
            <text:p text:style-name="Table_20_Contents">Final</text:p>
          </table:table-cell>
          <table:table-cell table:style-name="Table2.D2" office:value-type="string">
            <text:p text:style-name="Table_20_Contents">Yes</text:p>
            <text:p text:style-name="Table_20_Contents"/>
          </table:table-cell>
        </table:table-row>
      </table:table>
      <text:p text:style-name="P5"/>
      <text:p text:style-name="P5">TECHNICAL PROCESS:</text:p>
      <text:p text:style-name="P4">Till now I made myself things cleared and start learning the languages regarding to my project.I am still counting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7T23:16:18</meta:creation-date>
    <dc:date>2015-09-28T02:57:06.784208103</dc:date>
    <meta:editing-duration>PT9S</meta:editing-duration>
    <meta:editing-cycles>2</meta:editing-cycles>
    <meta:generator>LibreOffice/4.2.8.2$Linux_X86_64 LibreOffice_project/420m0$Build-2</meta:generator>
    <meta:document-statistic meta:table-count="2" meta:image-count="0" meta:object-count="0" meta:page-count="2" meta:paragraph-count="61" meta:word-count="247" meta:character-count="1761" meta:non-whitespace-character-count="1396"/>
  </office:meta>
</office:document-meta>
</file>